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04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solid" draw:stroke-dash="Ultrafine_20_Dashed"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pr1" style:family="presentation" style:parent-style-name="標準-notes">
      <style:graphic-properties draw:fill-color="#ffffff" draw:auto-grow-height="true" fo:min-height="13.365cm"/>
    </style:style>
    <style:style style:name="pr2" style:family="presentation" style:parent-style-name="標準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custom-shape draw:style-name="gr1" draw:text-style-name="P2" draw:id="id1" draw:layer="layout" svg:width="3cm" svg:height="1cm" svg:x="6.5cm" svg:y="0.5cm">
          <text:p text:style-name="P1"><text:span text:style-name="T1">開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6cm" svg:height="2.5cm" svg:x="5cm" svg:y="2.5cm">
          <text:p text:style-name="P1"><text:span text:style-name="T1">ビルドに必要なパッケージ</text:span></text:p>
          <text:p text:style-name="P1"><text:span text:style-name="T1">は揃っているか？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3" draw:layer="layout" svg:width="1.5cm" svg:height="0.793cm" svg:x="9cm" svg:y="4.5cm">
          <draw:text-box>
            <text:p text:style-name="P3">YES</text:p>
          </draw:text-box>
        </draw:frame>
        <draw:frame draw:style-name="gr2" draw:text-style-name="P3" draw:layer="layout" svg:width="1.5cm" svg:height="0.793cm" svg:x="11cm" svg:y="2.707cm">
          <draw:text-box>
            <text:p text:style-name="P3">NO</text:p>
          </draw:text-box>
        </draw:frame>
        <draw:custom-shape draw:style-name="gr1" draw:text-style-name="P2" draw:id="id6" draw:layer="layout" svg:width="4cm" svg:height="1cm" svg:x="6cm" svg:y="6cm">
          <text:p text:style-name="P2"><text:span text:style-name="T1">Need-Bui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cm" svg:height="0.5cm" svg:x="12cm" svg:y="6.5cm">
          <text:p text:style-name="P2"><text:span text:style-name="T1">Install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5" draw:layer="layout" svg:width="4cm" svg:height="1cm" svg:x="13.5cm" svg:y="3.3cm">
          <text:p text:style-name="P2"><text:span text:style-name="T1">BD-Uninstall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id="id4" draw:layer="layout" draw:type="line" svg:x1="8cm" svg:y1="1.5cm" svg:x2="7.999cm" svg:y2="2.5cm" draw:start-shape="id1" draw:start-glue-point="2" draw:end-shape="id2" draw:end-glue-point="4" svg:d="m8000 1500-1 1000">
          <text:p/>
        </draw:connector>
        <draw:custom-shape draw:style-name="gr1" draw:text-style-name="P2" draw:id="id3" draw:layer="layout" svg:width="4cm" svg:height="1.5cm" svg:x="13cm" svg:y="1.3cm">
          <text:p text:style-name="P2"><text:span text:style-name="T1">新しいバージョンの</text:span></text:p>
          <text:p text:style-name="P2"><text:span text:style-name="T1">パッケー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cm" svg:y1="2.049cm" svg:x2="7.999cm" svg:y2="2cm" draw:start-shape="id3" draw:start-glue-point="6" draw:end-shape="id4" draw:end-glue-point="0" svg:d="m13000 2049-5001-49">
          <text:p/>
        </draw:connector>
        <draw:custom-shape draw:style-name="gr1" draw:text-style-name="P2" draw:layer="layout" svg:width="4cm" svg:height="0.5cm" svg:x="13.5cm" svg:y="7.5cm">
          <text:p text:style-name="P2"><text:span text:style-name="T1">Upload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998cm" svg:y1="3.749cm" svg:x2="13.5cm" svg:y2="3.799cm" draw:start-shape="id2" draw:start-glue-point="7" draw:end-shape="id5" draw:end-glue-point="5" svg:d="m10998 3749 2502 50">
          <text:p/>
        </draw:connector>
        <draw:custom-shape draw:style-name="gr1" draw:text-style-name="P2" draw:id="id7" draw:layer="layout" svg:width="4cm" svg:height="1cm" svg:x="6cm" svg:y="8cm">
          <text:p text:style-name="P2"><text:span text:style-name="T1">Build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7.999cm" svg:y1="7cm" svg:x2="7.999cm" svg:y2="8cm" draw:start-shape="id6" draw:start-glue-point="6" draw:end-shape="id7" draw:end-glue-point="4" svg:d="m7999 7000v1000">
          <text:p/>
        </draw:connector>
        <draw:connector draw:style-name="gr3" draw:text-style-name="P1" draw:layer="layout" draw:type="line" svg:x1="7.999cm" svg:y1="4.999cm" svg:x2="7.999cm" svg:y2="6cm" draw:start-shape="id2" draw:start-glue-point="6" draw:end-shape="id6" draw:end-glue-point="4" svg:d="m7999 4999v1001">
          <text:p/>
        </draw:connector>
        <draw:custom-shape draw:style-name="gr1" draw:text-style-name="P2" draw:layer="layout" svg:width="6cm" svg:height="1.5cm" svg:x="5cm" svg:y="15cm">
          <text:p text:style-name="P1"><text:span text:style-name="T1">ビルド成功？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7.999cm" svg:y1="9cm" svg:x2="8cm" svg:y2="10cm" draw:start-shape="id7" draw:start-glue-point="6" draw:end-shape="id8" draw:end-glue-point="0" svg:d="m7999 9000 1 1000">
          <text:p/>
        </draw:connector>
        <draw:frame draw:style-name="gr4" draw:text-style-name="P3" draw:layer="layout" svg:width="1.5cm" svg:height="0.793cm" svg:x="12.5cm" svg:y="13.5cm">
          <draw:text-box>
            <text:p text:style-name="P3">YES</text:p>
          </draw:text-box>
        </draw:frame>
        <draw:frame draw:style-name="gr5" draw:text-style-name="P3" draw:layer="layout" svg:width="1.5cm" svg:height="0.793cm" svg:x="11cm" svg:y="13cm">
          <draw:text-box>
            <text:p text:style-name="P3">NO</text:p>
          </draw:text-box>
        </draw:frame>
        <draw:custom-shape draw:style-name="gr1" draw:text-style-name="P2" draw:id="id8" draw:layer="layout" svg:width="4cm" svg:height="1.5cm" svg:x="6cm" svg:y="10cm">
          <text:p text:style-name="P1"><text:span text:style-name="T1">パッケージ</text:span></text:p>
          <text:p text:style-name="P1"><text:span text:style-name="T1">ビルド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draw:id="id9" draw:layer="layout" svg:width="4cm" svg:height="1.5cm" svg:x="6cm" svg:y="12.5cm">
          <text:p text:style-name="P1"><text:span text:style-name="T1">Porter</text:span><text:span text:style-name="T1">にメール</text:span></text:p>
          <text:p text:style-name="P1"><text:span text:style-name="T1">送信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draw:type="line" svg:x1="8cm" svg:y1="11.5cm" svg:x2="8cm" svg:y2="12.5cm" draw:start-shape="id8" draw:start-glue-point="2" draw:end-shape="id9" draw:end-glue-point="0" svg:d="m8000 11500v1000">
          <text:p/>
        </draw:connector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draw:custom-shape draw:style-name="gr1" draw:text-style-name="P2" draw:id="id10" draw:layer="layout" svg:width="2cm" svg:height="0.5cm" svg:x="4.433cm" svg:y="9.781cm">
          <text:p text:style-name="P2"><text:span text:style-name="T1">build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1" draw:layer="layout" svg:width="4cm" svg:height="1cm" svg:x="5.933cm" svg:y="7.281cm">
          <text:p text:style-name="P2"><text:span text:style-name="T1">wanna-bui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7" draw:layer="layout" svg:width="4cm" svg:height="1cm" svg:x="5.933cm" svg:y="4.281cm">
          <text:p text:style-name="P2"><text:span text:style-name="T1">quinn-dif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3" draw:layer="layout" svg:width="2cm" svg:height="0.5cm" svg:x="4.433cm" svg:y="11.281cm">
          <text:p text:style-name="P2"><text:span text:style-name="T1">sbui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4" draw:layer="layout" svg:width="2cm" svg:height="0.5cm" svg:x="4.433cm" svg:y="12.781cm">
          <text:p text:style-name="P2"><text:span text:style-name="T1">sch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cm" svg:height="4.446cm" svg:x="3.933cm" svg:y="9.3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2.5cm" svg:height="0.635cm" svg:x="4.233cm" svg:y="13.481cm">
          <text:p text:style-name="P4"><text:span text:style-name="T2"><text:s text:c="2"/></text:span><text:span text:style-name="T1">Buildd-node</text:span><text:span text:style-name="T2"> <text:s/>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2" draw:layer="layout" svg:width="2cm" svg:height="0.5cm" svg:x="8.933cm" svg:y="9.727cm">
          <text:p text:style-name="P2"><text:span text:style-name="T1">build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5" draw:layer="layout" svg:width="2cm" svg:height="0.5cm" svg:x="8.933cm" svg:y="11.227cm">
          <text:p text:style-name="P2"><text:span text:style-name="T1">sbui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6" draw:layer="layout" svg:width="2cm" svg:height="0.5cm" svg:x="8.933cm" svg:y="12.727cm">
          <text:p text:style-name="P2"><text:span text:style-name="T1">sch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cm" svg:height="4.446cm" svg:x="8.433cm" svg:y="9.2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2.5cm" svg:height="0.635cm" svg:x="8.733cm" svg:y="13.427cm">
          <text:p text:style-name="P4"><text:span text:style-name="T2"><text:s text:c="2"/></text:span><text:span text:style-name="T1">Buildd-node</text:span><text:span text:style-name="T2"> <text:s/>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432cm" svg:y1="9.781cm" svg:x2="7.932cm" svg:y2="8.281cm" draw:start-shape="id10" draw:start-glue-point="4" draw:end-shape="id11" draw:end-glue-point="6" svg:d="m5432 9781 2500-1500">
          <text:p/>
        </draw:connector>
        <draw:connector draw:style-name="gr3" draw:text-style-name="P1" draw:layer="layout" draw:type="line" svg:x1="9.932cm" svg:y1="9.727cm" svg:x2="7.932cm" svg:y2="8.281cm" draw:start-shape="id12" draw:start-glue-point="4" draw:end-shape="id11" draw:end-glue-point="6" svg:d="m9932 9727-2000-1446">
          <text:p/>
        </draw:connector>
        <draw:connector draw:style-name="gr8" draw:text-style-name="P1" draw:layer="layout" draw:type="line" svg:x1="5.432cm" svg:y1="10.281cm" svg:x2="5.432cm" svg:y2="11.281cm" draw:start-shape="id10" draw:start-glue-point="6" draw:end-shape="id13" draw:end-glue-point="4" svg:d="m5432 10281v1000">
          <text:p/>
        </draw:connector>
        <draw:connector draw:style-name="gr8" draw:text-style-name="P1" draw:layer="layout" draw:type="line" svg:x1="5.432cm" svg:y1="11.781cm" svg:x2="5.432cm" svg:y2="12.781cm" draw:start-shape="id13" draw:start-glue-point="6" draw:end-shape="id14" draw:end-glue-point="4" svg:d="m5432 11781v1000">
          <text:p/>
        </draw:connector>
        <draw:connector draw:style-name="gr8" draw:text-style-name="P1" draw:layer="layout" draw:type="line" svg:x1="9.932cm" svg:y1="10.227cm" svg:x2="9.932cm" svg:y2="11.227cm" draw:start-shape="id12" draw:start-glue-point="6" draw:end-shape="id15" draw:end-glue-point="4" svg:d="m9932 10227v1000">
          <text:p/>
        </draw:connector>
        <draw:connector draw:style-name="gr8" draw:text-style-name="P1" draw:layer="layout" draw:type="line" svg:x1="9.932cm" svg:y1="11.727cm" svg:x2="9.932cm" svg:y2="12.727cm" draw:start-shape="id15" draw:start-glue-point="6" draw:end-shape="id16" draw:end-glue-point="4" svg:d="m9932 11727v1000">
          <text:p/>
        </draw:connector>
        <draw:custom-shape draw:style-name="gr9" draw:text-style-name="P2" draw:id="id18" draw:layer="layout" svg:width="1.5cm" svg:height="1.5cm" svg:x="3.433cm" svg:y="5.781cm">
          <text:p text:style-name="P1"><text:span text:style-name="T1">wanna-build</text:span></text:p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draw:type="line" svg:x1="7.932cm" svg:y1="5.281cm" svg:x2="4.183cm" svg:y2="5.781cm" draw:start-shape="id17" draw:start-glue-point="6" draw:end-shape="id18" svg:d="m7932 5281-3749 500">
          <text:p/>
        </draw:connector>
        <draw:connector draw:style-name="gr8" draw:text-style-name="P1" draw:layer="layout" draw:type="line" svg:x1="5.933cm" svg:y1="7.78cm" svg:x2="4.182cm" svg:y2="7.281cm" draw:start-shape="id11" draw:start-glue-point="5" draw:end-shape="id18" draw:end-glue-point="7" svg:d="m5933 7780-1751-499">
          <text:p/>
        </draw:connector>
        <draw:custom-shape draw:style-name="gr10" draw:text-style-name="P1" draw:id="id19" draw:layer="layout" svg:width="1.5cm" svg:height="1.5cm" svg:x="15cm" svg:y="12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3" draw:text-style-name="P1" draw:layer="layout" draw:type="curve" svg:x1="10.933cm" svg:y1="11.476cm" svg:x2="15cm" svg:y2="13.249cm" draw:start-shape="id15" draw:start-glue-point="7" draw:end-shape="id19" draw:end-glue-point="6" svg:d="m10933 11476c3051 0 1018 1773 4067 1773">
          <text:p/>
        </draw:connector>
        <draw:connector draw:style-name="gr11" draw:text-style-name="P1" draw:layer="layout" draw:type="curve" svg:x1="15.749cm" svg:y1="12.5cm" svg:x2="10.933cm" svg:y2="9.976cm" draw:start-shape="id19" draw:start-glue-point="4" draw:end-shape="id12" draw:end-glue-point="7" svg:d="m15749 12500c0-1683-1605-2524-4816-2524">
          <text:p/>
        </draw:connector>
        <draw:custom-shape draw:style-name="gr7" draw:text-style-name="P2" draw:layer="layout" svg:width="1.5cm" svg:height="0.5cm" svg:x="17cm" svg:y="13cm">
          <text:p text:style-name="P2"><text:span text:style-name="T1">por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" draw:id="id20" draw:layer="layout" svg:width="1.5cm" svg:height="1.5cm" svg:x="13.933cm" svg:y="3.68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2" draw:layer="layout" svg:width="2.2cm" svg:height="1.1cm" svg:x="15.633cm" svg:y="3.881cm">
          <text:p text:style-name="P2"><text:span text:style-name="T1">パッケージ</text:span></text:p>
          <text:p text:style-name="P2"><text:span text:style-name="T1">メンテナ</text:span></text:p>
          <draw:enhanced-geometry svg:viewBox="0 0 21600 21600" draw:mirror-horizontal="true" draw:type="rectangle" draw:enhanced-path="M 0 0 L 21600 0 21600 21600 0 21600 0 0 Z N"/>
        </draw:custom-shape>
        <draw:connector draw:style-name="gr12" draw:text-style-name="P1" draw:layer="layout" draw:type="curve" draw:line-skew="-0.555cm" svg:x1="14.682cm" svg:y1="3.681cm" svg:x2="9.999cm" svg:y2="2cm" draw:start-shape="id20" draw:start-glue-point="4" draw:end-shape="id21" draw:end-glue-point="4" svg:d="m14682 3681c0-4105-4683-3265-4683-1681">
          <text:p/>
        </draw:connector>
        <draw:custom-shape draw:style-name="gr9" draw:text-style-name="P2" draw:id="id21" draw:layer="layout" svg:width="3cm" svg:height="1cm" svg:x="8.5cm" svg:y="2cm">
          <text:p text:style-name="P2"><text:span text:style-name="T1">po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2cm" svg:height="1.1cm" svg:x="12cm" svg:y="0.9cm">
          <text:p text:style-name="P2"><text:span text:style-name="T1">パッケージ</text:span></text:p>
          <text:p text:style-name="P2"><text:span text:style-name="T1">アップロード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2.5cm" svg:height="1.1cm" svg:x="12cm" svg:y="11.6cm">
          <text:p text:style-name="P2"><text:span text:style-name="T1">ビルド結果</text:span></text:p>
          <text:p text:style-name="P2"><text:span text:style-name="T1">(</text:span><text:span text:style-name="T1">メール</text:span><text:span text:style-name="T1">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5.5cm" svg:height="1.1cm" svg:x="13cm" svg:y="9.9cm">
          <text:p text:style-name="P2"><text:span text:style-name="T1">詳細なビルド結果</text:span><text:span text:style-name="T1">(</text:span><text:span text:style-name="T1">メール</text:span><text:span text:style-name="T1">)</text:span></text:p>
          <text:p text:style-name="P2"><text:span text:style-name="T2">ビルド成功</text:span><text:span text:style-name="T2">(GPG-Sign)</text:span><text:span text:style-name="T2">、失敗、</text:span></text:p>
          <text:p text:style-name="P2"><text:span text:style-name="T2">再ビルド、パッケージ依存</text:span></text:p>
          <draw:enhanced-geometry svg:viewBox="0 0 21600 21600" draw:mirror-horizontal="true" draw:type="rectangle" draw:enhanced-path="M 0 0 L 21600 0 21600 21600 0 21600 0 0 Z N"/>
        </draw:custom-shape>
        <draw:connector draw:style-name="gr3" draw:text-style-name="P1" draw:layer="layout" draw:type="curve" draw:line-skew="1.873cm 0.81cm" svg:x1="9.932cm" svg:y1="9.727cm" svg:x2="11.5cm" svg:y2="2.499cm" draw:start-shape="id12" draw:start-glue-point="4" draw:end-shape="id21" draw:end-glue-point="10" svg:d="m9932 9727c0-2235 1440-1862 2324-3110s1212-4118-756-4118">
          <text:p/>
        </draw:connector>
        <draw:custom-shape draw:style-name="gr7" draw:text-style-name="P2" draw:layer="layout" svg:width="5.5cm" svg:height="1.1cm" svg:x="10cm" svg:y="5.4cm">
          <text:p text:style-name="P2"><text:span text:style-name="T1">パッケージアップロード</text:span></text:p>
          <text:p text:style-name="P2"><text:span text:style-name="T1">(duploa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id="id22" draw:layer="layout" svg:width="4cm" svg:height="1cm" svg:x="2cm" svg:y="1cm">
          <text:p text:style-name="P2"><text:span text:style-name="T1">da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id="id23" draw:layer="layout" svg:width="1.5cm" svg:height="2cm" svg:x="2cm" svg:y="2.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2" draw:text-style-name="P1" draw:layer="layout" draw:type="line" svg:x1="5.998cm" svg:y1="1.499cm" svg:x2="8.938cm" svg:y2="2.145cm" draw:start-shape="id22" draw:start-glue-point="7" draw:end-shape="id21" draw:end-glue-point="5" svg:d="m5998 1499 2940 646">
          <text:p/>
        </draw:connector>
        <draw:connector draw:style-name="gr3" draw:text-style-name="P1" draw:layer="layout" draw:type="line" svg:x1="3.999cm" svg:y1="2cm" svg:x2="2.749cm" svg:y2="2.5cm" draw:start-shape="id22" draw:start-glue-point="6" draw:end-shape="id23" draw:end-glue-point="5" svg:d="m3999 2000-1250 500">
          <text:p/>
        </draw:connector>
        <draw:custom-shape draw:style-name="gr7" draw:text-style-name="P2" draw:layer="layout" svg:width="2.2cm" svg:height="1.1cm" svg:x="1.7cm" svg:y="3.2cm">
          <text:p text:style-name="P2"><text:span text:style-name="T1">Packages.gz</text:span></text:p>
          <text:p text:style-name="P2"><text:span text:style-name="T1">Sources.gz</text:span></text:p>
          <draw:enhanced-geometry svg:viewBox="0 0 21600 21600" draw:mirror-horizontal="true" draw:type="rectangle" draw:enhanced-path="M 0 0 L 21600 0 21600 21600 0 21600 0 0 Z N"/>
        </draw:custom-shape>
        <draw:connector draw:style-name="gr3" draw:text-style-name="P1" draw:layer="layout" draw:type="line" svg:x1="3.999cm" svg:y1="2cm" svg:x2="7.932cm" svg:y2="4.281cm" draw:start-shape="id22" draw:start-glue-point="6" draw:end-shape="id17" draw:end-glue-point="4" svg:d="m3999 2000 3933 2281">
          <text:p/>
        </draw:connector>
        <draw:custom-shape draw:style-name="gr7" draw:text-style-name="P2" draw:layer="layout" svg:width="3.5cm" svg:height="0.6cm" svg:x="4.5cm" svg:y="2.8cm">
          <text:p text:style-name="P2"><text:span text:style-name="T1">db</text:span><text:span text:style-name="T1">更新</text:span></text:p>
          <draw:enhanced-geometry svg:viewBox="0 0 21600 21600" draw:mirror-horizontal="true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VL ゴシック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VL ゴシック'" style:font-family-generic="roman" style:font-pitch="variable" fo:font-size="20pt" fo:font-style="normal" fo:text-shadow="none" style:text-underline-style="none" fo:font-weight="normal" style:letter-kerning="true" style:font-family-asian="'VL ゴシック'" style:font-family-generic-asian="system" style:font-pitch-asian="variable" style:font-size-asian="20pt" style:font-style-asian="normal" style:font-weight-asian="normal" style:font-family-complex="'VL 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VL ゴシック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VL ゴシック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VL ゴシック'" style:font-family-generic="roman" style:font-pitch="variable" fo:font-size="44pt" fo:font-style="normal" fo:text-shadow="none" style:text-underline-style="none" fo:font-weight="normal" style:letter-kerning="true" style:font-family-asian="'VL ゴシック'" style:font-family-generic-asian="system" style:font-pitch-asian="variable" style:font-size-asian="44pt" style:font-style-asian="normal" style:font-weight-asian="normal" style:font-family-complex="'VL 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08T01:14:19</meta:creation-date>
    <meta:editing-duration>PT00H40M49S</meta:editing-duration>
    <meta:editing-cycles>3</meta:editing-cycles>
    <dc:date>2009-11-08T02:41:19</dc:date>
    <meta:generator>OpenOffice.org/3.1$Linux OpenOffice.org_project/310m19$Build-9420</meta:generator>
    <meta:document-statistic meta:object-count="88"/>
  </office:meta>
</office:document-meta>
</file>